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.499cm" fo:margin-right="0cm" fo:text-indent="0cm" style:auto-text-indent="false"/>
    </style:style>
    <style:style style:name="P2" style:family="paragraph" style:parent-style-name="Standard">
      <style:paragraph-properties fo:margin-left="0.499cm" fo:margin-right="0cm" fo:text-indent="0cm" style:auto-text-indent="false" fo:padding="0cm" fo:border="0.51pt solid #000000"/>
    </style:style>
    <style:style style:name="P3" style:family="paragraph" style:parent-style-name="Standard" style:master-page-name="Standard">
      <style:paragraph-properties style:page-number="1"/>
    </style:style>
    <style:style style:name="P4" style:family="paragraph" style:parent-style-name="Standard" style:list-style-name="WWNum2">
      <style:paragraph-properties fo:margin-left="1.27cm" fo:margin-right="0cm" fo:text-indent="-0.635cm" style:auto-text-indent="false"/>
    </style:style>
    <style:style style:name="P5" style:family="paragraph" style:parent-style-name="Standard" style:list-style-name="WWNum3">
      <style:paragraph-properties fo:margin-left="1.27cm" fo:margin-right="0cm" fo:text-indent="-0.635cm" style:auto-text-indent="false"/>
    </style:style>
    <style:style style:name="P6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7" style:family="paragraph" style:parent-style-name="Standard" style:list-style-name="WWNum2">
      <style:paragraph-properties fo:margin-left="1.27cm" fo:margin-right="0cm" fo:text-indent="-0.635cm" style:auto-text-indent="false"/>
      <style:text-properties fo:color="#2a6099" officeooo:rsid="00185104" officeooo:paragraph-rsid="00185104"/>
    </style:style>
    <style:style style:name="P8" style:family="paragraph" style:parent-style-name="Standard" style:list-style-name="WWNum2">
      <style:paragraph-properties fo:margin-left="1.27cm" fo:margin-right="0cm" fo:text-indent="-0.635cm" style:auto-text-indent="false"/>
      <style:text-properties fo:color="#2a6099" officeooo:rsid="001a0f72" officeooo:paragraph-rsid="001a0f72"/>
    </style:style>
    <style:style style:name="P9" style:family="paragraph" style:parent-style-name="Standard">
      <style:paragraph-properties fo:margin-left="0.499cm" fo:margin-right="0cm" fo:text-indent="0cm" style:auto-text-indent="false"/>
      <style:text-properties fo:background-color="#ff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UESTIONARIO PRÁCTICA 5.10</text:p>
      <text:list xml:id="list3365823385" text:style-name="WWNum2">
        <text:list-item>
          <text:p text:style-name="P4">Figura 5.65 Explica las directivas Require IP 127.0.0.1 y Require IP 192.168.1.16</text:p>
          <text:p text:style-name="P7">Permite el acesso solo a esas ips</text:p>
        </text:list-item>
        <text:list-item>
          <text:p text:style-name="P4">¿Cual es el objetivo de la práctica 5.10?</text:p>
          <text:p text:style-name="P7">utilizar la autenticacion y autorizacion</text:p>
        </text:list-item>
        <text:list-item>
          <text:p text:style-name="P4">¿Cómo habilito la autenticación Basic?</text:p>
          <text:p text:style-name="P7">Instalando apache2-utils y creando el fichero de contraseñas con htpasswd</text:p>
        </text:list-item>
        <text:list-item>
          <text:p text:style-name="P4">¿para qué utilizas el comando httpaswd? ¿Qué hace la opción -c ?</text:p>
          <text:p text:style-name="P7">para crear el fichero de contraseñas y usuarios que podran tener acceso, con -c se crea el fichero</text:p>
        </text:list-item>
        <text:list-item>
          <text:p text:style-name="P4">Figura 5.68 Explica las directivas enmarcadas en gris.</text:p>
          <text:p text:style-name="P7">Authtype Basic → tipo de autenticacion</text:p>
          <text:p text:style-name="P7">AuthName → mensaje para acceder</text:p>
          <text:p text:style-name="P7">AuthUserFile → fichero que continene los usuarios y contraseñas</text:p>
          <text:p text:style-name="P7">RequireAll → se tienen que cumplir todos los requisitos de dentro</text:p>
          <text:p text:style-name="P7">RequireAny → se tiene que cumplir algun requisito</text:p>
        </text:list-item>
        <text:list-item>
          <text:p text:style-name="P4">¿Cómo habilito la autenticación digest?</text:p>
          <text:p text:style-name="P7">Utilizando el comando htdigest</text:p>
        </text:list-item>
        <text:list-item>
          <text:p text:style-name="P4">¿para qué utilizas el comando htdigest? ¿Qué hace la opción -c ?</text:p>
          <text:p text:style-name="P7">crea el fichero de usuarios, contraseñas y dominio, con -c lo crea</text:p>
        </text:list-item>
        <text:list-item>
          <text:p text:style-name="P4">Figura 5.70 Explica las directivas enmarcadas en gris.</text:p>
          <text:p text:style-name="P7">AuthType → tipo de autenticacion</text:p>
          <text:p text:style-name="P7">AuthName → mensaje que mostrara </text:p>
          <text:p text:style-name="P7">AuthDigestProvider → de donde vienen las credenciales de autenticacion</text:p>
          <text:p text:style-name="P7">AuthUserFile → la ruta del fichero de credenciales</text:p>
          <text:p text:style-name="P7">Require user → los usuarios que tienen acceso</text:p>
        </text:list-item>
        <text:list-item>
          <text:p text:style-name="P4">¿Con qué usuario estás permitiendo la autenticación y autorización Basic y Digest?</text:p>
          <text:p text:style-name="P8">Basic → profesor1, profesor2</text:p>
          <text:p text:style-name="P8">Digest → admin1, admin2</text:p>
        </text:list-item>
      </text:list>
      <text:p text:style-name="P1"/>
      <text:p text:style-name="P9">TEORÍA: Diferencia entre las directivas AuthName en Autenticación basic y digest.</text:p>
      <text:p text:style-name="P2"><text:s/>La directiva AuthName que en la autenticación básica se usaba para mostrar un mensaje en la ventana que pide el usuario y contraseña, ahora se usa también para identificar un nombre de dominio (realm) que debe de coincidir con el que aparezca después en el fichero de contraseñas</text:p>
      <text:p text:style-name="Standard"/>
      <text:p text:style-name="Standard">CUESTIONARIO PRÁCTICA 5.11</text:p>
      <text:list xml:id="list2606442276" text:style-name="WWNum3">
        <text:list-item>
          <text:p text:style-name="P5">¿Cual es el objetivo de la práctica? o, dicho de otro modo ¿Qué usuario configura al acceso al directorio y a qué directorio controla el acceso?</text:p>
        </text:list-item>
        <text:list-item>
          <text:p text:style-name="P5">¿Con qué directiva permites que el usuario utiliza archivos .htaccess?</text:p>
        </text:list-item>
        <text:list-item>
          <text:p text:style-name="P5">¿Dónde ubicas el archivo .htaccess?</text:p>
        </text:list-item>
        <text:list-item>
          <text:p text:style-name="P5">Explica el punto 8</text:p>
        </text:list-item>
      </text:list>
      <text:p text:style-name="Standard"/>
      <text:p text:style-name="Standard">PRACTICA TODO LO APRENDIDO.</text:p>
      <text:p text:style-name="Standard"/>
      <text:list xml:id="list2172316045" text:style-name="WWNum1">
        <text:list-item>
          <text:p text:style-name="P6">Habilita en Apache el uso de ficheros de configuración personalizada de directorios para que un usuario llamado profesordaw pueda controlar cómo sirve apache el contenido de su directorio /home/profesordaw/materialclasedaw con el contenido <text:soft-page-break/>que desees.</text:p>
        </text:list-item>
      </text:list>
      <text:p text:style-name="Standard"/>
      <text:p text:style-name="Standard">Configura el alias /clasedaw que permita el acceso al directorio /home/profesordaw/materialclasedaw y permita el uso de ficheros de configuración personalizada de usuario.</text:p>
      <text:p text:style-name="Standard"/>
      <text:p text:style-name="Standard">Sólo se podrá acceder desde <text:s/>tu máquina DesarrolloW7 y desde otra máquina DesarrolloW7 de algún compañero, utiliza la autenticación Digest.</text:p>
      <text:p text:style-name="Standard"/>
      <text:p text:style-name="Standard">Sólo podrán acceder los usuarios alumno1 y alumno2, que están en el dominio (realm) alumda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dc:date>2019-10-24T16:07:17.570000000</dc:date>
    <meta:editing-duration>PT23M52S</meta:editing-duration>
    <meta:editing-cycles>1</meta:editing-cycles>
    <meta:document-statistic meta:table-count="0" meta:image-count="0" meta:object-count="0" meta:page-count="2" meta:paragraph-count="40" meta:word-count="439" meta:character-count="2770" meta:non-whitespace-character-count="2382"/>
  </office:meta>
</office:document-meta>
</file>